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bca12"/>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Text_20_body">
      <style:paragraph-properties fo:margin-top="0in" fo:margin-bottom="0.1181in" style:contextual-spacing="false"/>
    </style:style>
    <style:style style:name="P9" style:family="paragraph" style:parent-style-name="Table_20_Contents">
      <style:paragraph-properties fo:margin-top="0in" fo:margin-bottom="0in" style:contextual-spacing="false" fo:text-align="center" style:justify-single-word="false"/>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in" fo:margin-bottom="0in" style:contextual-spacing="false" fo:break-before="page"/>
      <style:text-properties style:text-underline-style="none"/>
    </style:style>
    <style:style style:name="P12" style:family="paragraph" style:parent-style-name="Text_20_body">
      <style:paragraph-properties fo:margin-top="0in" fo:margin-bottom="0in" style:contextual-spacing="false"/>
      <style:text-properties style:text-underline-style="none" officeooo:rsid="00100c47" officeooo:paragraph-rsid="00107176"/>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margin-top="0.1181in" fo:margin-bottom="0.1181in" style:contextual-spacing="false"/>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text-properties officeooo:paragraph-rsid="00107176"/>
    </style:style>
    <style:style style:name="P19" style:family="paragraph" style:parent-style-name="Standard">
      <style:text-properties fo:font-variant="normal" fo:text-transform="none" fo:color="#1f2328" loext:opacity="100%" style:font-name="Times New Roman" fo:font-size="12pt" fo:letter-spacing="normal" fo:font-style="normal" fo:font-weight="normal" officeooo:paragraph-rsid="00107176" style:font-size-asian="12pt" style:font-size-complex="12pt"/>
    </style:style>
    <style:style style:name="P20" style:family="paragraph" style:parent-style-name="Heading_20_1" style:master-page-name="First_20_Page">
      <style:paragraph-properties style:page-number="auto"/>
    </style:style>
    <style:style style:name="P21" style:family="paragraph" style:parent-style-name="Standard" style:list-style-name="L1">
      <style:paragraph-properties fo:margin-top="0in" fo:margin-bottom="0in" style:contextual-spacing="false"/>
    </style:style>
    <style:style style:name="P22" style:family="paragraph" style:parent-style-name="Standard" style:list-style-name="L2"/>
    <style:style style:name="P23" style:family="paragraph" style:parent-style-name="Standard" style:list-style-name="L3"/>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text-underline-style="none"/>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06d509"/>
    </style:style>
    <style:style style:name="T9" style:family="text">
      <style:text-properties officeooo:rsid="00100c47"/>
    </style:style>
    <style:style style:name="T10" style:family="text">
      <style:text-properties officeooo:rsid="00121cc9"/>
    </style:style>
    <style:style style:name="T11" style:family="text">
      <style:text-properties officeooo:rsid="0012f68f"/>
    </style:style>
    <style:style style:name="T12" style:family="text">
      <style:text-properties officeooo:rsid="00135482"/>
    </style:style>
    <style:style style:name="T1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28706272" text:id="ct105553128706272">
          <text:insertion>
            <office:change-info>
              <dc:creator>Unknown Author</dc:creator>
              <dc:date>2023-03-30T11:53:11</dc:date>
            </office:change-info>
          </text:insertion>
        </text:changed-region>
        <text:changed-region xml:id="ct105553128703872" text:id="ct105553128703872">
          <text:insertion>
            <office:change-info>
              <dc:creator>Unknown Author</dc:creator>
              <dc:date>2023-03-30T13:44:25</dc:date>
            </office:change-info>
          </text:insertion>
        </text:changed-region>
        <text:changed-region xml:id="ct105553128704352" text:id="ct105553128704352">
          <text:insertion>
            <office:change-info>
              <dc:creator>Unknown Author</dc:creator>
              <dc:date>2023-03-30T13:47:08</dc:date>
            </office:change-info>
          </text:insertion>
        </text:changed-region>
        <text:changed-region xml:id="ct105553128703152" text:id="ct105553128703152">
          <text:insertion>
            <office:change-info>
              <dc:creator>Unknown Author</dc:creator>
              <dc:date>2023-03-30T13:49:31</dc:date>
            </office:change-info>
          </text:insertion>
        </text:changed-region>
        <text:changed-region xml:id="ct105553128703392" text:id="ct105553128703392">
          <text:deletion>
            <office:change-info>
              <dc:creator>Unknown Author</dc:creator>
              <dc:date>2023-03-30T13:49:22</dc:date>
            </office:change-info>
            <text:p text:style-name="Standard"><text:s text:c="2"/></text:p>
          </text:deletion>
        </text:changed-region>
        <text:changed-region xml:id="ct105553128710592" text:id="ct105553128710592">
          <text:insertion>
            <office:change-info>
              <dc:creator>Unknown Author</dc:creator>
              <dc:date>2023-03-30T11:53:3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Introduction</text:h>
      <text:p text:style-name="P8">One of the important innovation<text:span text:style-name="T8">s</text:spa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8">These user interfaces need three major features: node discovery, node presentation <text:span text:style-name="T6">in</text:span> a user-friendly way (in other words <text:span text:style-name="T5">read access</text:span><text:span text:style-name="T6">)</text:span>, and node configuration (in other words <text:span text:style-name="T5">write access</text:span><text:span text:style-name="T6">)</text:span>.</text:p>
      <text:p text:style-name="P8">The protocols defined for these purposes have to be simple enough for all nodes to implement, and robust and scalable enough to work from the smallest networks to the largest layouts or module meets.</text:p>
      <text:p text:style-name="P8">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8">OpenLCB provides a very versatile protocol standard for communicating between nodes, which allow<text:span text:style-name="T8">s</text:span>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8">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8">Larger nodes are therefore encouraged to still implement this protocol to allow better handling of the entire network by network management tools.</text:p>
      <text:p text:style-name="P8"><text:soft-page-break/>For a Node to implement the Simple Node Information Protocol (as a target node), the following needs to be done:</text:p>
      <text:list text:style-name="L1">
        <text:list-item>
          <text:p text:style-name="P21">In the Protocol Support Reply message, indicate the availability of the Simple Node Information Protocol (SNIP) protocol.</text:p>
        </text:list-item>
        <text:list-item>
          <text:p text:style-name="P21">Listen for incoming Simple Node Information Requests.</text:p>
        </text:list-item>
        <text:list-item>
          <text:p text:style-name="P21">Reply to each of these requests by sending back one or more addressed messages to the source Node, containing the fixed payload. Ensure the framing bits are appropriately set when using CAN.</text:p>
        </text:list-item>
        <text:list-item>
          <text:p text:style-name="P21">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5">alternative</text:span> retrieval method for this information, the following steps have to be made:</text:p>
      <text:list text:style-name="L2">
        <text:list-item>
          <text:p text:style-name="P22">In the Protocol Support Reply, indicate the availability of the Abbreviated Configuration Definition Information (ACDI) protocol.</text:p>
        </text:list-item>
        <text:list-item>
          <text:p text:style-name="P22">Implement the OpenLCB Datagram Transport Protocol and the <text:span text:style-name="T7">OpenLCB </text:span>Memory Access Configuration Protocol.</text:p>
        </text:list-item>
        <text:list-item>
          <text:p text:style-name="P22">Implement a read-only memory space 0xFC and export the manufacturer-specific identification information in a fixed format.</text:p>
        </text:list-item>
        <text:list-item>
          <text:p text:style-name="P22">Implement a read-write memory space 0xFB and export the user-specific identification information in a fixed format.</text:p>
        </text:list-item>
        <text:list-item>
          <text:p text:style-name="P22">If the Configuration Definition Information (CDI) memory space is implemented, then add the &lt;acdi <text:span text:style-name="T4">…</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4">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bookmark-ref text:reference-format="number-no-superior" text:ref-name="__RefHeading__7830_705727258"> 2.7 </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4">of the</text:span> standard will be able to understand a response generated by a Node according to a future version of the Standard.</text:p>
      <text:p text:style-name="P18">The solution is that the version identifier byte will double as a count of the null-terminated strings in the particular data segment, hence the current standard defines 0x04 and 0x02 as valid version numbers<text:change-start text:change-id="ct105553128706272"/>, <text:span text:style-name="T9">because the first section has four fields and the second section has two fields</text:span><text:change-end text:change-id="ct105553128706272"/>. Thus a receiving node can count the number of zero bytes in the received message to find the separator between the sections and identify the known fields.<text:change-start text:change-id="ct105553128703872"/></text:p>
      <text:p text:style-name="P19">Nodes <text:span text:style-name="T11">must</text:span> accept data with a higher version number than in this standard, <text:span text:style-name="T10">by </text:span>ignor<text:span text:style-name="T10">ing</text:span> the additional strings<text:change-end text:change-id="ct105553128703872"/><text:change-start text:change-id="ct105553128704352"/>, <text:span text:style-name="T11">as described above. </text:span><text:change-end text:change-id="ct105553128704352"/></text:p>
      <text:h text:style-name="Heading_20_2" text:outline-level="2">Interactions</text:h>
      <text:p text:style-name="Standard">When a node gets a Simple Node Information Request, if possible it shall reply with one or more Simple Node Information Reply messages containing the node's information.<text:change-start text:change-id="ct105553128703152"/> <text:change-end text:change-id="ct105553128703152"/><text:change text:change-id="ct105553128703392"/>If it's not able to process the request, (for example because it is already servicing another request), it shall send an Optional <text:soft-page-break/>Interaction Rejected with an appropriate error code. It's recommended that the rejection message have the temporary-error bit set, so that the node sending the original request will retry it. The suggested 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0">Name</text:p>
          </table:table-cell>
          <table:table-cell table:style-name="Table4.A1" office:value-type="string">
            <text:p text:style-name="P10">CAN header</text:p>
          </table:table-cell>
          <table:table-cell table:style-name="Table4.C1" office:value-type="string">
            <text:p text:style-name="P10">Data Content</text:p>
          </table:table-cell>
        </table:table-row>
        <table:table-row>
          <table:table-cell table:style-name="Table4.A2" office:value-type="string">
            <text:p text:style-name="P9">Simple Node Information Request</text:p>
          </table:table-cell>
          <table:table-cell table:style-name="Table4.A2" office:value-type="string">
            <text:p text:style-name="P9"><text:span text:style-name="T3">0x19DE</text:span>,8sss</text:p>
          </table:table-cell>
          <table:table-cell table:style-name="Table4.C2" office:value-type="string">
            <text:p text:style-name="P9">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0">Name</text:p>
          </table:table-cell>
          <table:table-cell table:style-name="Table3.A1" office:value-type="string">
            <text:p text:style-name="P10">CAN header</text:p>
          </table:table-cell>
          <table:table-cell table:style-name="Table3.C1" office:value-type="string">
            <text:p text:style-name="P10">Data Content</text:p>
          </table:table-cell>
        </table:table-row>
        <table:table-row>
          <table:table-cell table:style-name="Table3.A2" office:value-type="string">
            <text:p text:style-name="P9">Simple Node Information Reply</text:p>
          </table:table-cell>
          <table:table-cell table:style-name="Table3.A2" office:value-type="string">
            <text:p text:style-name="P9"><text:span text:style-name="T3">0x19A0</text:span>,8sss</text:p>
          </table:table-cell>
          <table:table-cell table:style-name="Table3.C2" office:value-type="string">
            <text:p text:style-name="P9">fddd, up to 6 payload bytes</text:p>
          </table:table-cell>
        </table:table-row>
      </table:table>
      <text:p text:style-name="P14">Where 'sss' is the 12-bit CAN Alias of the target Node (sending the reply), 'ddd' is the 12-bit CAN Alias of the source Node (the one that has sent the query), and 'f' is as follows:</text:p>
      <text:list text:style-name="L3">
        <text:list-item>
          <text:p text:style-name="P23">f = 0x0 for replies that fit into a single CAN frame</text:p>
        </text:list-item>
        <text:list-item>
          <text:p text:style-name="P23">f = 0x1 for the first frame of a reply with more than one frame</text:p>
        </text:list-item>
        <text:list-item>
          <text:p text:style-name="P23">f = 0x2 for the last frame of a reply with more than one frame</text:p>
        </text:list-item>
        <text:list-item>
          <text:p text:style-name="P23">f = 0x3 for each middle frames of a reply with more than two frames</text:p>
        </text:list-item>
      </text:list>
      <text:p text:style-name="P12"><text:change-start text:change-id="ct105553128710592"/><text:soft-page-break/>Note is made again that previous node implementations may send the SNIP replies as multiple independent <text:span text:style-name="T12">messages</text:span>, where f is zero, and receiving nodes should accept these. The end of the SNIP can be determined by counting the fields as determined by the version numbers. <text:change-end text:change-id="ct105553128710592"/></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Introduction<text:tab/>1</text:p>
          <text:p text:style-name="P17"><text:s/>2 Annotations to the Standard<text:tab/>2</text:p>
          <text:p text:style-name="P16"><text:s/>2.1 Introduction<text:tab/>2</text:p>
          <text:p text:style-name="P16"><text:s/>2.2 Intended Use<text:tab/>2</text:p>
          <text:p text:style-name="P16"><text:s/>2.3 Reference and Context<text:tab/>2</text:p>
          <text:p text:style-name="P16"><text:s/>2.4 Message Format<text:tab/>3</text:p>
          <text:p text:style-name="P16"><text:s/>2.5 Payload Format<text:tab/>3</text:p>
          <text:p text:style-name="P15"><text:s/>2.5.1 Format<text:tab/>3</text:p>
          <text:p text:style-name="P15"><text:s/>2.5.2 Versioning<text:tab/>3</text:p>
          <text:p text:style-name="P16"><text:s/>2.6 Interactions<text:tab/>3</text:p>
          <text:p text:style-name="P16"><text:s/>2.7 CAN Adaptation<text:tab/>4</text:p>
        </text:index-body>
      </text:table-of-content>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0bca12"/>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 fo:font-size="14pt" fo:font-weight="bold" officeooo:rsid="0002d3f5"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Technical Note</text:title></text:p>
      </style:header>
      <style:footer>
        <text:p text:style-name="MP2"><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6</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1in" svg:y="0.278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July 22, 2024</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6</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Technical Note</dc:title>
    <meta:initial-creator>Alex Shepherd</meta:initial-creator>
    <meta:creation-date>2009-01-22T07:11:27</meta:creation-date>
    <meta:editing-cycles>126</meta:editing-cycles>
    <meta:editing-duration>PT16H32M48S</meta:editing-duration>
    <meta:generator>LibreOffice/7.4.6.2$MacOSX_X86_64 LibreOffice_project/5b1f5509c2decdade7fda905e3e1429a67acd63d</meta:generator>
    <dc:date>2024-07-01T16:34:10.193797532</dc:date>
    <dc:creator>Bob Jacobsen</dc:creator>
    <meta:document-statistic meta:table-count="3" meta:image-count="1" meta:object-count="0" meta:page-count="6" meta:paragraph-count="82" meta:word-count="1903" meta:character-count="11850" meta:non-whitespace-character-count="10015"/>
    <meta:user-defined meta:name="OLCBdate">July 22, 2024</meta:user-defined>
    <meta:user-defined meta:name="OLCBstatus">Adopted</meta:user-defined>
    <meta:user-defined meta:name="OLCByear">2024</meta:user-defined>
  </office:meta>
</office:document-meta>
</file>